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2.023cm"/>
    </style:style>
    <style:style style:name="co4" style:family="table-column">
      <style:table-column-properties fo:break-before="auto" style:column-width="14.596cm"/>
    </style:style>
    <style:style style:name="co5" style:family="table-column">
      <style:table-column-properties fo:break-before="auto" style:column-width="4.48cm"/>
    </style:style>
    <style:style style:name="co6" style:family="table-column">
      <style:table-column-properties fo:break-before="auto" style:column-width="8.908cm"/>
    </style:style>
    <style:style style:name="co7" style:family="table-column">
      <style:table-column-properties fo:break-before="auto" style:column-width="12.64cm"/>
    </style:style>
    <style:style style:name="co8" style:family="table-column">
      <style:table-column-properties fo:break-before="auto" style:column-width="1.676cm"/>
    </style:style>
    <style:style style:name="co9" style:family="table-column">
      <style:table-column-properties fo:break-before="auto" style:column-width="5.177cm"/>
    </style:style>
    <style:style style:name="co10" style:family="table-column">
      <style:table-column-properties fo:break-before="auto" style:column-width="3.655cm"/>
    </style:style>
    <style:style style:name="co11" style:family="table-column">
      <style:table-column-properties fo:break-before="auto" style:column-width="5.96cm"/>
    </style:style>
    <style:style style:name="co12" style:family="table-column">
      <style:table-column-properties fo:break-before="auto" style:column-width="3.785cm"/>
    </style:style>
    <style:style style:name="co13" style:family="table-column">
      <style:table-column-properties fo:break-before="auto" style:column-width="8.55cm"/>
    </style:style>
    <style:style style:name="co14" style:family="table-column">
      <style:table-column-properties fo:break-before="auto" style:column-width="5.286cm"/>
    </style:style>
    <style:style style:name="co15" style:family="table-column">
      <style:table-column-properties fo:break-before="auto" style:column-width="4.221cm"/>
    </style:style>
    <style:style style:name="co16" style:family="table-column">
      <style:table-column-properties fo:break-before="auto" style:column-width="2.611cm"/>
    </style:style>
    <style:style style:name="co17" style:family="table-column">
      <style:table-column-properties fo:break-before="auto" style:column-width="5.678cm"/>
    </style:style>
    <style:style style:name="co18" style:family="table-column">
      <style:table-column-properties fo:break-before="auto" style:column-width="1.783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12.709cm"/>
    </style:style>
    <style:style style:name="co22" style:family="table-column">
      <style:table-column-properties fo:break-before="auto" style:column-width="1.762cm"/>
    </style:style>
    <style:style style:name="co23" style:family="table-column">
      <style:table-column-properties fo:break-before="auto" style:column-width="2.267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row table:style-name="ro1">
          <table:table-cell table:style-name="ce1" office:value-type="string">
            <office:annotation draw:style-name="gr1" draw:text-style-name="P1" svg:width="7.978cm" svg:height="5.731cm" svg:x="7.012cm" svg:y="1.456cm" draw:caption-point-x="-0.057cm" draw:caption-point-y="-1.445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office:annotation draw:style-name="gr2" draw:text-style-name="P1" svg:width="8.36cm" svg:height="6.521cm" svg:x="8.696cm" svg:y="1.454cm" draw:caption-point-x="-0.083cm" draw:caption-point-y="-1.444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PeppolSubset</text:p>
          </table:table-cell>
          <table:table-cell table:style-name="ce13" office:value-type="string">
            <office:annotation draw:style-name="gr2" draw:text-style-name="P1" svg:width="8.36cm" svg:height="6.521cm" svg:x="10.693cm" svg:y="1.456cm" draw:caption-point-x="-0.065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office:annotation draw:style-name="gr3" draw:text-style-name="P1" svg:width="4.385cm" svg:height="2.571cm" svg:x="25.264cm" svg:y="0.01cm" draw:caption-point-x="-0.094cm" draw:caption-point-y="0.001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office:annotation draw:style-name="gr4" draw:text-style-name="P1" svg:width="6.728cm" svg:height="4.941cm" svg:x="29.51cm" svg:y="1.43cm" draw:caption-point-x="0.123cm" draw:caption-point-y="-1.419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office:annotation draw:style-name="gr3" draw:text-style-name="P1" svg:width="4.43cm" svg:height="2.571cm" svg:x="38.323cm" svg:y="1.483cm" draw:caption-point-x="0.185cm" draw:caption-point-y="-1.472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office:annotation draw:style-name="gr5" draw:text-style-name="P1" svg:width="6.734cm" svg:height="4.546cm" svg:x="51.326cm" svg:y="1.534cm" draw:caption-point-x="-0.225cm" draw:caption-point-y="-1.523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office:annotation draw:style-name="gr6" draw:text-style-name="P1" svg:width="5.111cm" svg:height="3.361cm" svg:x="53.049cm" svg:y="1.456cm" draw:caption-point-x="-0.279cm" draw:caption-point-y="-1.445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office:annotation draw:style-name="gr7" draw:text-style-name="P1" svg:width="7.722cm" svg:height="6.126cm" svg:x="58.068cm" svg:y="1.51cm" draw:caption-point-x="-0.14cm" draw:caption-point-y="-1.499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office:annotation draw:style-name="gr8" draw:text-style-name="P1" svg:width="9.52cm" svg:height="7.706cm" svg:x="61.791cm" svg:y="1.429cm" draw:caption-point-x="-0.222cm" draw:caption-point-y="-1.418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office:annotation draw:style-name="gr9" draw:text-style-name="P1" svg:width="10.684cm" svg:height="8.496cm" svg:x="67.62cm" svg:y="1.536cm" draw:caption-point-x="-0.113cm" draw:caption-point-y="-1.525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office:annotation draw:style-name="gr10" draw:text-style-name="P1" svg:width="9.466cm" svg:height="9.681cm" svg:x="71.446cm" svg:y="1.482cm" draw:caption-point-x="-0.168cm" draw:caption-point-y="-1.471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office:annotation draw:style-name="gr7" draw:text-style-name="P1" svg:width="8.329cm" svg:height="6.126cm" svg:x="79.936cm" svg:y="1.429cm" draw:caption-point-x="-0.141cm" draw:caption-point-y="-1.418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office:annotation draw:style-name="gr5" draw:text-style-name="P1" svg:width="5.809cm" svg:height="4.546cm" svg:x="85.202cm" svg:y="1.457cm" draw:caption-point-x="-0.14cm" draw:caption-point-y="-1.446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office:annotation draw:style-name="gr11" draw:text-style-name="P1" svg:width="5.599cm" svg:height="3.756cm" svg:x="89.408cm" svg:y="1.43cm" draw:caption-point-x="-0.141cm" draw:caption-point-y="-1.419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office:annotation draw:style-name="gr12" draw:text-style-name="P1" svg:width="6.133cm" svg:height="4.151cm" svg:x="94.728cm" svg:y="1.457cm" draw:caption-point-x="-0.194cm" draw:caption-point-y="-1.446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office:annotation draw:style-name="gr13" draw:text-style-name="P1" svg:width="7.444cm" svg:height="5.336cm" svg:x="97.247cm" svg:y="1.403cm" draw:caption-point-x="-0.112cm" draw:caption-point-y="-1.392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office:annotation draw:style-name="gr3" draw:text-style-name="P1" svg:width="4.533cm" svg:height="2.571cm" svg:x="102.932cm" svg:y="1.457cm" draw:caption-point-x="-0.141cm" draw:caption-point-y="-1.446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office:annotation draw:style-name="gr5" draw:text-style-name="P1" svg:width="6.583cm" svg:height="4.546cm" svg:x="104.802cm" svg:y="1.457cm" draw:caption-point-x="-0.234cm" draw:caption-point-y="-1.446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office:annotation draw:style-name="gr3" draw:text-style-name="P1" svg:width="3.824cm" svg:height="2.571cm" svg:x="107.484cm" svg:y="1.429cm" draw:caption-point-x="-0.12cm" draw:caption-point-y="-1.418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office:annotation draw:style-name="gr3" draw:text-style-name="P1" svg:width="3.981cm" svg:height="2.571cm" svg:x="109.767cm" svg:y="1.456cm" draw:caption-point-x="-0.062cm" draw:caption-point-y="-1.445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text:p>Editor's Notes</text:p>
          </table:table-cell>
          <table:table-cell table:style-name="ce21" table:number-columns-repeated="988"/>
        </table:table-row>
        <table:table-row table:style-name="ro2">
          <table:table-cell table:style-name="ce2" table:formula="of:=SUBSTITUTE(CONCATENATE([.H2];[.I2]);&quot; &quot;;&quot;&quot;)" office:value-type="string" office:string-value="ABIEOCQABIEOC">
            <text:p>ABIEOCQABIEOC</text:p>
          </table:table-cell>
          <table:table-cell table:style-name="ce9" office:value-type="string">
            <text:p>XXX ABIE SP1</text:p>
          </table:table-cell>
          <table:table-cell table:style-name="ce9" office:value-type="string">
            <text:p>XXX ABIE C</text:p>
          </table:table-cell>
          <table:table-cell table:style-name="ce9" office:value-type="string">
            <text:p>ABIE D</text:p>
          </table:table-cell>
          <table:table-cell table:style-name="ce9" office:value-type="string">
            <text:p>ABIE ABT</text:p>
          </table:table-cell>
          <table:table-cell table:style-name="ce9" office:value-type="string">
            <text:p>ABIE E</text:p>
          </table:table-cell>
          <table:table-cell table:style-name="ce2" table:formula="of:=CONCATENATE(IF([.H2]=&quot;&quot;;&quot;&quot;;CONCATENATE([.H2];&quot;_ &quot;));[.I2];&quot;. Details&quot;)" office:value-type="string" office:string-value="ABIE OCQ_ ABIE OC. Details">
            <text:p>ABIE OCQ_ ABIE OC. Details</text:p>
          </table:table-cell>
          <table:table-cell table:style-name="ce9" office:value-type="string">
            <text:p>ABIE OCQ</text:p>
          </table:table-cell>
          <table:table-cell table:style-name="ce9" office:value-type="string">
            <text:p>ABIE OC</text:p>
          </table:table-cell>
          <table:table-cell table:style-name="ce9" office:value-type="string">
            <text:p>XXX ABIE PTQ</text:p>
          </table:table-cell>
          <table:table-cell table:style-name="ce9" office:value-type="string">
            <text:p>XXX ABIE PTPN</text:p>
          </table:table-cell>
          <table:table-cell table:style-name="ce9" office:value-type="string">
            <text:p>XXX ABIE PTPrN</text:p>
          </table:table-cell>
          <table:table-cell table:style-name="ce9" office:value-type="string">
            <text:p>XXX ABIE PT</text:p>
          </table:table-cell>
          <table:table-cell table:style-name="ce9" office:value-type="string">
            <text:p>XXX ABIE RT</text:p>
          </table:table-cell>
          <table:table-cell table:style-name="ce9" office:value-type="string">
            <text:p>XXX ABIE DTQ</text:p>
          </table:table-cell>
          <table:table-cell table:style-name="ce9" office:value-type="string">
            <text:p>XXX ABIE DT</text:p>
          </table:table-cell>
          <table:table-cell table:style-name="ce9" office:value-type="string">
            <text:p>XXX ABIE AOCQ</text:p>
          </table:table-cell>
          <table:table-cell table:style-name="ce9" office:value-type="string">
            <text:p>XXX ABIE AOC</text:p>
          </table:table-cell>
          <table:table-cell table:style-name="ce9" office:value-type="string">
            <text:p>ABIE</text:p>
          </table:table-cell>
          <table:table-cell table:style-name="ce9" office:value-type="string">
            <text:p>ABIE UN</text:p>
          </table:table-cell>
          <table:table-cell table:style-name="ce9" office:value-type="string">
            <text:p>ABIE V</text:p>
          </table:table-cell>
          <table:table-cell table:style-name="ce9" office:value-type="string">
            <text:p>ABIE EN</text:p>
          </table:table-cell>
          <table:table-cell table:style-name="ce22" table:number-columns-repeated="224"/>
          <table:table-cell table:style-name="ce25" table:number-columns-repeated="764"/>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BBIEPTQBBIEPTPNBBIEPTPrNBBIERT">
            <text:p>BBIEPTQBBIEPTPNBBIEPTPrNBBIERT</text:p>
          </table:table-cell>
          <table:table-cell table:style-name="ce10" office:value-type="string">
            <text:p>BBIE SP1</text:p>
          </table:table-cell>
          <table:table-cell table:style-name="ce14" office:value-type="string">
            <text:p>BBIE C</text:p>
          </table:table-cell>
          <table:table-cell table:style-name="ce16" office:value-type="string">
            <text:p>BBIE D</text:p>
          </table:table-cell>
          <table:table-cell table:style-name="ce16" office:value-type="string">
            <text:p>BBIE ABT</text:p>
          </table:table-cell>
          <table:table-cell table:style-name="ce16" office:value-type="string">
            <text:p>BBIE E</text:p>
          </table:table-cell>
          <table:table-cell table:style-name="ce16" table:formula="of:=CONCATENATE( IF([.H3]=&quot;&quot;;&quot;&quot;;CONCATENATE([.H3];&quot;_ &quot;));[.I3];&quot;. &quot;;IF([.J3]=&quot;&quot;;&quot;&quot;;CONCATENATE([.J3];&quot;_ &quot;));[.M3];IF(OR([.J3]&lt;&gt;&quot;&quot;;[.M3]&lt;&gt;[.N3]);CONCATENATE(&quot;. &quot;;[.N3]);&quot;&quot;))" office:value-type="string" office:string-value="BBIE OCQ_ BBIE OC. BBIE PTQ_ BBIE PTPN BBIE PTPrN. BBIE RT">
            <text:p>BBIE OCQ_ BBIE OC. BBIE PTQ_ BBIE PTPN BBIE PTPrN. BBIE RT</text:p>
          </table:table-cell>
          <table:table-cell table:style-name="ce16" office:value-type="string">
            <text:p>BBIE OCQ</text:p>
          </table:table-cell>
          <table:table-cell table:style-name="ce16" office:value-type="string">
            <text:p>BBIE OC</text:p>
          </table:table-cell>
          <table:table-cell table:style-name="ce16" office:value-type="string">
            <text:p>BBIE PTQ</text:p>
          </table:table-cell>
          <table:table-cell table:style-name="ce16" office:value-type="string">
            <text:p>BBIE PTPN</text:p>
          </table:table-cell>
          <table:table-cell table:style-name="ce16" office:value-type="string">
            <text:p>BBIE PTPrN</text:p>
          </table:table-cell>
          <table:table-cell table:style-name="ce19" table:formula="of:=IF([.K3]&lt;&gt;&quot;&quot;;CONCATENATE([.K3];&quot; &quot;;[.L3]);[.L3])" office:value-type="string" office:string-value="BBIE PTPN BBIE PTPrN">
            <text:p>BBIE PTPN BBIE PTPrN</text:p>
          </table:table-cell>
          <table:table-cell table:style-name="ce16" office:value-type="string">
            <text:p>BBIE RT</text:p>
          </table:table-cell>
          <table:table-cell table:style-name="ce16" office:value-type="string">
            <text:p>BBIE DTQ</text:p>
          </table:table-cell>
          <table:table-cell table:style-name="ce16" table:formula="of:=IF([.O3]&lt;&gt;&quot;&quot;;CONCATENATE([.O3];&quot;_ &quot;;[.N3];&quot;. Type&quot;);CONCATENATE([.N3];&quot;. Type&quot;))" office:value-type="string" office:string-value="BBIE DTQ_ BBIE RT. Type">
            <text:p>BBIE DTQ_ BBIE RT. Type</text:p>
          </table:table-cell>
          <table:table-cell table:style-name="ce16" office:value-type="string">
            <text:p>XXX BBIE AOCQ</text:p>
          </table:table-cell>
          <table:table-cell table:style-name="ce16" office:value-type="string">
            <text:p>XXX BBIE AOC</text:p>
          </table:table-cell>
          <table:table-cell table:style-name="ce16" office:value-type="string">
            <text:p>BBIE</text:p>
          </table:table-cell>
          <table:table-cell table:style-name="ce16" office:value-type="string">
            <text:p>BBIE UN</text:p>
          </table:table-cell>
          <table:table-cell table:style-name="ce16" office:value-type="string">
            <text:p>BBIE V</text:p>
          </table:table-cell>
          <table:table-cell table:style-name="ce16" office:value-type="string">
            <text:p>BBIE EN</text:p>
          </table:table-cell>
          <table:table-cell table:style-name="ce23" table:number-columns-repeated="224"/>
          <table:table-cell table:style-name="ce26" table:number-columns-repeated="764"/>
        </table:table-row>
        <table:table-row table:style-name="ro2">
          <table:table-cell table:style-name="ce4" table:formula="of:=SUBSTITUTE(SUBSTITUTE(CONCATENATE([.J4];IF([.M4]=&quot;Identifier&quot;;&quot;ID&quot;;[.M4]));&quot; &quot;;&quot;&quot;);&quot;_&quot;;&quot;&quot;)" office:value-type="string" office:string-value="ASBIEPTQASBIEAOCQASBIEAOC">
            <text:p>ASBIEPTQASBIEAOCQASBIEAOC</text:p>
          </table:table-cell>
          <table:table-cell table:style-name="ce11" office:value-type="string">
            <text:p>ASBIE SP1</text:p>
          </table:table-cell>
          <table:table-cell table:style-name="ce15" office:value-type="string">
            <text:p>ASBIE C</text:p>
          </table:table-cell>
          <table:table-cell table:style-name="ce17" office:value-type="string">
            <text:p>ASBIE D</text:p>
          </table:table-cell>
          <table:table-cell table:style-name="ce17" office:value-type="string">
            <text:p>ASBIE ABT</text:p>
          </table:table-cell>
          <table:table-cell table:style-name="ce17" office:value-type="string">
            <text:p>ASBIE E</text:p>
          </table:table-cell>
          <table:table-cell table:style-name="ce17" table:formula="of:=CONCATENATE( IF([.H4]=&quot;&quot;;&quot;&quot;;CONCATENATE([.H4];&quot;_ &quot;));[.I4];&quot;. &quot;;IF([.J4]=&quot;&quot;;&quot;&quot;;CONCATENATE([.J4];&quot;_ &quot;));[.M4];IF([.J4]=&quot;&quot;;&quot;&quot;;CONCATENATE(&quot;. &quot;;[.N4])))" office:value-type="string" office:string-value="ASBIE OCQ_ ASBIE OC. ASBIE PTQ_ ASBIE AOCQ_ ASBIE AOC. ASBIE AOCQ_ ASBIE AOC">
            <text:p>ASBIE OCQ_ ASBIE OC. ASBIE PTQ_ ASBIE AOCQ_ ASBIE AOC. ASBIE AOCQ_ ASBIE AOC</text:p>
          </table:table-cell>
          <table:table-cell table:style-name="ce17" office:value-type="string">
            <text:p>ASBIE OCQ</text:p>
          </table:table-cell>
          <table:table-cell table:style-name="ce17" office:value-type="string">
            <text:p>ASBIE OC</text:p>
          </table:table-cell>
          <table:table-cell table:style-name="ce17" office:value-type="string">
            <text:p>ASBIE PTQ</text:p>
          </table:table-cell>
          <table:table-cell table:style-name="ce17" office:value-type="string">
            <text:p>XXX ASBIE PTPN</text:p>
          </table:table-cell>
          <table:table-cell table:style-name="ce17" office:value-type="string">
            <text:p>XXX ASBIE PTPrN</text:p>
          </table:table-cell>
          <table:table-cell table:style-name="ce17" table:formula="of:=CONCATENATE(IF([.Q4]=&quot;&quot;;&quot;&quot;;CONCATENATE([.Q4];&quot;_ &quot;));[.R4])" office:value-type="string" office:string-value="ASBIE AOCQ_ ASBIE AOC">
            <text:p>ASBIE AOCQ_ ASBIE AOC</text:p>
          </table:table-cell>
          <table:table-cell table:style-name="ce17" table:formula="of:=[.M4]" office:value-type="string" office:string-value="ASBIE AOCQ_ ASBIE AOC">
            <text:p>ASBIE AOCQ_ ASBIE AOC</text:p>
          </table:table-cell>
          <table:table-cell table:style-name="ce17" office:value-type="string">
            <text:p>XXX ASBIE DTQ</text:p>
          </table:table-cell>
          <table:table-cell table:style-name="ce17" office:value-type="string">
            <text:p>XXX ASBIE DT</text:p>
          </table:table-cell>
          <table:table-cell table:style-name="ce17" office:value-type="string">
            <text:p>ASBIE AOCQ</text:p>
          </table:table-cell>
          <table:table-cell table:style-name="ce17" office:value-type="string">
            <text:p>ASBIE AOC</text:p>
          </table:table-cell>
          <table:table-cell table:style-name="ce17" office:value-type="string">
            <text:p>ASBIE</text:p>
          </table:table-cell>
          <table:table-cell table:style-name="ce17" office:value-type="string">
            <text:p>ASBIE UN</text:p>
          </table:table-cell>
          <table:table-cell table:style-name="ce17" office:value-type="string">
            <text:p>ASBIE V</text:p>
          </table:table-cell>
          <table:table-cell table:style-name="ce17" office:value-type="string">
            <text:p>ASBIE EN</text:p>
          </table:table-cell>
          <table:table-cell table:style-name="ce22" table:number-columns-repeated="224"/>
          <table:table-cell table:style-name="ce25" table:number-columns-repeated="764"/>
        </table:table-row>
        <table:table-row table:style-name="ro2">
          <table:table-cell table:style-name="ce5" table:number-columns-repeated="18"/>
          <table:table-cell table:style-name="ce5" office:value-type="string">
            <text:p>END</text:p>
          </table:table-cell>
          <table:table-cell table:style-name="ce5" table:number-columns-repeated="3"/>
          <table:table-cell table:style-name="ce24" table:number-columns-repeated="988"/>
        </table:table-row>
        <table:table-row table:style-name="ro2" table:number-rows-repeated="65531">
          <table:table-cell table:style-name="ce6"/>
          <table:table-cell table:style-name="ce12" table:number-columns-repeated="2"/>
          <table:table-cell table:style-name="ce6" table:number-columns-repeated="15"/>
          <table:table-cell table:style-name="ce20"/>
          <table:table-cell table:style-name="ce6"/>
          <table:table-cell table:style-name="ce12"/>
          <table:table-cell table:style-name="ce6"/>
          <table:table-cell table:style-name="ce22" table:number-columns-repeated="224"/>
          <table:table-cell table:style-name="ce25" table:number-columns-repeated="764"/>
        </table:table-row>
        <table:table-row table:style-name="ro2" table:number-rows-repeated="983039">
          <table:table-cell table:number-columns-repeated="1010"/>
        </table:table-row>
        <table:table-row table:style-name="ro2">
          <table:table-cell table:number-columns-repeated="1010"/>
        </table:table-row>
        <table:named-expressions/>
      </table:table>
      <table:named-expressions>
        <table:named-expression table:name="BuiltIn_AutoFilter___1" table:base-cell-address="$Common.$A$1" table:expression="&quot;$Common.$#REF!$#REF!:$#REF!$#REF!&quot;"/>
        <table:named-range table:name="Excel_BuiltIn_Print_Area_1" table:base-cell-address="$Common.$A$1" table:cell-range-address="$Common.$A$1:.$R$63454" table:range-usable-as="print-range"/>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range table:name="Excel_BuiltIn__FilterDatabase_1" table:base-cell-address="$Common.$A$1" table:cell-range-address="$Common.$A$1:.$V$4"/>
        <table:named-range table:name="Excel_BuiltIn__FilterDatabase_1_1" table:base-cell-address="$Common.$A$1" table:cell-range-address="$Common.$A$1:.$V$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text>$</number:text>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kr </number:text>
      <number:number number:decimal-places="0" number:min-integer-digits="1" number:grouping="true"/>
      <number:text> </number:text>
    </number:number-style>
    <number:number-style style:name="N163">
      <number:text>(kr </number:text>
      <number:number number:decimal-places="0" number:min-integer-digits="1" number:grouping="true"/>
      <number:text>)</number:text>
      <style:map style:condition="value()&gt;=0" style:apply-style-name="N163P0"/>
    </number:number-style>
    <number:number-style style:name="N164P0" style:volatile="true">
      <number:text>kr </number:text>
      <number:number number:decimal-places="0" number:min-integer-digits="1" number:grouping="true"/>
      <number:text> </number:text>
    </number:number-style>
    <number:number-style style:name="N164">
      <style:text-properties fo:color="#ff0000"/>
      <number:text>(kr </number:text>
      <number:number number:decimal-places="0" number:min-integer-digits="1" number:grouping="true"/>
      <number:text>)</number:text>
      <style:map style:condition="value()&gt;=0" style:apply-style-name="N164P0"/>
    </number:number-style>
    <number:number-style style:name="N166P0" style:volatile="true">
      <number:text>kr </number:text>
      <number:number number:decimal-places="2" number:min-integer-digits="1" number:grouping="true"/>
      <number:text> </number:text>
    </number:number-style>
    <number:number-style style:name="N166">
      <number:text>(kr </number:text>
      <number:number number:decimal-places="2" number:min-integer-digits="1" number:grouping="true"/>
      <number:text>)</number:text>
      <style:map style:condition="value()&gt;=0" style:apply-style-name="N166P0"/>
    </number:number-style>
    <number:number-style style:name="N167P0" style:volatile="true">
      <number:text>kr </number:text>
      <number:number number:decimal-places="2" number:min-integer-digits="1" number:grouping="true"/>
      <number:text> </number:text>
    </number:number-style>
    <number:number-style style:name="N167">
      <style:text-properties fo:color="#ff0000"/>
      <number:text>(kr </number:text>
      <number:number number:decimal-places="2" number:min-integer-digits="1" number:grouping="true"/>
      <number:text>)</number:text>
      <style:map style:condition="value()&gt;=0" style:apply-style-name="N167P0"/>
    </number:number-style>
    <number:number-style style:name="N171P0" style:volatile="true">
      <number:text> kr </number:text>
      <number:number number:decimal-places="0" number:min-integer-digits="1" number:grouping="true"/>
      <number:text> </number:text>
    </number:number-style>
    <number:number-style style:name="N171P1" style:volatile="true">
      <number:text> kr (</number:text>
      <number:number number:decimal-places="0" number:min-integer-digits="1" number:grouping="true"/>
      <number:text>)</number:text>
    </number:number-style>
    <number:number-style style:name="N171P2" style:volatile="true">
      <number:text> kr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kr </number:text>
      <number:number number:decimal-places="2" number:min-integer-digits="1" number:grouping="true"/>
      <number:text> </number:text>
    </number:number-style>
    <number:number-style style:name="N175P1" style:volatile="true">
      <number:text> kr (</number:text>
      <number:number number:decimal-places="2" number:min-integer-digits="1" number:grouping="true"/>
      <number:text>)</number:text>
    </number:number-style>
    <number:number-style style:name="N175P2" style:volatile="true">
      <number:text> kr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0" number:min-integer-digits="1" number:grouping="true"/>
    </number:number-style>
    <number:number-style style:name="N177">
      <number:text>-£ </number:text>
      <number:number number:decimal-places="0" number:min-integer-digits="1" number:grouping="true"/>
      <style:map style:condition="value()&gt;=0" style:apply-style-name="N177P0"/>
    </number:number-style>
    <number:number-style style:name="N178P0" style:volatile="true">
      <number:text>£ </number:text>
      <number:number number:decimal-places="0" number:min-integer-digits="1" number:grouping="true"/>
    </number:number-style>
    <number:number-style style:name="N178">
      <style:text-properties fo:color="#ff0000"/>
      <number:text>-£ </number:text>
      <number:number number:decimal-places="0" number:min-integer-digits="1" number:grouping="true"/>
      <style:map style:condition="value()&gt;=0" style:apply-style-name="N178P0"/>
    </number:number-style>
    <number:number-style style:name="N180P0" style:volatile="true">
      <number:text>£ </number:text>
      <number:number number:decimal-places="2" number:min-integer-digits="1" number:grouping="true"/>
    </number:number-style>
    <number:number-style style:name="N180">
      <number:text>-£ </number:text>
      <number:number number:decimal-places="2" number:min-integer-digits="1" number:grouping="true"/>
      <style:map style:condition="value()&gt;=0" style:apply-style-name="N180P0"/>
    </number:number-style>
    <number:number-style style:name="N181P0" style:volatile="true">
      <number:text>£ </number:text>
      <number:number number:decimal-places="2" number:min-integer-digits="1" number:grouping="true"/>
    </number:number-style>
    <number:number-style style:name="N181">
      <style:text-properties fo:color="#ff0000"/>
      <number:text>-£ </number:text>
      <number:number number:decimal-places="2" number:min-integer-digits="1" number:grouping="true"/>
      <style:map style:condition="value()&gt;=0" style:apply-style-name="N181P0"/>
    </number:number-style>
    <number:number-style style:name="N185P0" style:volatile="true">
      <number:text> £ </number:text>
      <number:number number:decimal-places="0" number:min-integer-digits="1" number:grouping="true"/>
      <number:text> </number:text>
    </number:number-style>
    <number:number-style style:name="N185P1" style:volatile="true">
      <number:text>-£ </number:text>
      <number:number number:decimal-places="0" number:min-integer-digits="1" number:grouping="true"/>
      <number:text> </number:text>
    </number:number-style>
    <number:number-style style:name="N185P2" style:volatile="true">
      <number:text> £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 </number:text>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currency-style style:name="N191P0" style:volatile="true">
      <number:number number:decimal-places="2" number:min-integer-digits="1" number:grouping="true"/>
      <number:text> </number:text>
      <number:currency-symbol number:language="fi" number:country="FI">€</number:currency-symbol>
    </number:currency-style>
    <number:currency-style style:name="N19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1P0"/>
    </number:currency-style>
    <number:currency-style style:name="N192P0" style:volatile="true">
      <number:number number:decimal-places="2" number:min-integer-digits="1" number:grouping="true"/>
      <number:text> </number:text>
      <number:currency-symbol number:language="fi" number:country="FI">€</number:currency-symbol>
    </number:currency-style>
    <number:currency-style style:name="N19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2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6">06.08.2020</text:date>, <text:time>19:33:5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8-06">06.08.2020</text:date></text:span><text:span text:style-name="MT1"> GMT <text:s/></text:span><text:span text:style-name="MT1"><text:time>19:33:5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8-06">06.08.2020</text:date></text:span><text:span text:style-name="MT1"> GMT <text:s/></text:span><text:span text:style-name="MT1"><text:time>19:33:5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06T19:33:49.81</dc:date>
    <meta:generator>OpenOffice/4.1.7$Win32 OpenOffice.org_project/417m1$Build-9800</meta:generator>
    <meta:editing-duration>P8DT11H18M20S</meta:editing-duration>
    <meta:editing-cycles>95</meta:editing-cycles>
    <dc:creator>Mika Lammi</dc:creator>
    <meta:document-statistic meta:table-count="1" meta:cell-count="89" meta:object-count="0"/>
  </office:meta>
</office:document-meta>
</file>